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A0000015A8CD841D1.png" manifest:media-type="image/png"/>
  <manifest:file-entry manifest:full-path="Pictures/10000201000000FD0000008209020D9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form="urn:oasis:names:tc:opendocument:xmlns:form:1.0" version="1.0">
  <xsl:output method="xml" version="1.0" indent="yes"/>
  <xsl:template match="lehrauftraege">
    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    <office:scripts/>
      <office:font-face-decls>
        <style:font-face style:name="Mangal2" svg:font-family="Mangal"/>
        <style:font-face style:name="Arial1" svg:font-family="Arial" style:font-family-generic="roman" style:font-pitch="variable"/>
        <style:font-face style:name="Helvetica" svg:font-family="Helvetica" style:font-family-generic="roman" style:font-pitch="variable"/>
        <style:font-face style:name="Liberation Serif" svg:font-family="'Liberation Serif'" style:font-family-generic="roman" style:font-pitch="variable"/>
        <style:font-face style:name="Mangal" svg:font-family="Mangal" style:font-family-generic="roman" style:font-pitch="variable"/>
        <style:font-face style:name="Tahoma" svg:font-family="Tahoma" style:font-family-generic="roman" style:font-pitch="variable"/>
        <style:font-face style:name="Arial" svg:font-family="Arial" style:font-family-generic="swiss" style:font-pitch="variable"/>
        <style:font-face style:name="Liberation Sans" svg:font-family="'Liberation Sans'" style:font-family-generic="swiss" style:font-pitch="variable"/>
        <style:font-face style:name="0" svg:font-family="0" style:font-family-generic="system" style:font-pitch="variable"/>
        <style:font-face style:name="Arial2" svg:font-family="Arial" style:font-family-generic="system" style:font-pitch="variable"/>
        <style:font-face style:name="Liberation Sans1" svg:font-family="'Liberation Sans'" style:font-family-generic="system" style:font-pitch="variable"/>
        <style:font-face style:name="Liberation Serif1" svg:font-family="'Liberation Serif'" style:font-family-generic="system" style:font-pitch="variable"/>
        <style:font-face style:name="Mangal1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SimSun" svg:font-family="SimSun" style:font-family-generic="system" style:font-pitch="variable"/>
        <style:font-face style:name="Tahoma1" svg:font-family="Tahoma" style:font-family-generic="system" style:font-pitch="variable"/>
      </office:font-face-decls>
      <office:automatic-styles>
        <style:style style:name="Tabelle1" style:family="table">
          <style:table-properties style:width="17cm" table:align="margins"/>
        </style:style>
        <style:style style:name="Tabelle1.A" style:family="table-column">
          <style:table-column-properties style:column-width="1.203cm" style:rel-column-width="682*"/>
        </style:style>
        <style:style style:name="Tabelle1.B" style:family="table-column">
          <style:table-column-properties style:column-width="5.893cm" style:rel-column-width="3341*"/>
        </style:style>
        <style:style style:name="Tabelle1.C" style:family="table-column">
          <style:table-column-properties style:column-width="3.704cm" style:rel-column-width="2100*"/>
        </style:style>
        <style:style style:name="Tabelle1.D" style:family="table-column">
          <style:table-column-properties style:column-width="1.997cm" style:rel-column-width="1132*"/>
        </style:style>
        <style:style style:name="Tabelle1.E" style:family="table-column">
          <style:table-column-properties style:column-width="1.298cm" style:rel-column-width="736*"/>
        </style:style>
        <style:style style:name="Tabelle1.F" style:family="table-column">
          <style:table-column-properties style:column-width="1.011cm" style:rel-column-width="573*"/>
        </style:style>
        <style:style style:name="Tabelle1.G" style:family="table-column">
          <style:table-column-properties style:column-width="1.894cm" style:rel-column-width="1074*"/>
        </style:style>
        <style:style style:name="Tabelle1.A1" style:family="table-cell">
          <style:table-cell-properties fo:padding="0.097cm" fo:border-left="0.05pt solid #000000" fo:border-right="none" fo:border-top="0.05pt solid #000000" fo:border-bottom="0.05pt solid #000000"/>
        </style:style>
        <style:style style:name="Tabelle1.G1" style:family="table-cell">
          <style:table-cell-properties fo:padding="0.097cm" fo:border="0.05pt solid #000000"/>
        </style:style>
        <style:style style:name="Tabelle1.A2" style:family="table-cell">
          <style:table-cell-properties fo:padding="0.097cm" fo:border-left="0.05pt solid #000000" fo:border-right="none" fo:border-top="none" fo:border-bottom="0.05pt solid #000000"/>
        </style:style>
        <style:style style:name="Tabelle1.G2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" style:family="table">
          <style:table-properties style:width="17cm" table:align="margins" style:shadow="none"/>
        </style:style>
        <style:style style:name="Tabelle2.A" style:family="table-column">
          <style:table-column-properties style:column-width="6.001cm" style:rel-column-width="3402*"/>
        </style:style>
        <style:style style:name="Tabelle2.B" style:family="table-column">
          <style:table-column-properties style:column-width="3cm" style:rel-column-width="1701*"/>
        </style:style>
        <style:style style:name="Tabelle2.C" style:family="table-column">
          <style:table-column-properties style:column-width="7.999cm" style:rel-column-width="4535*"/>
        </style:style>
        <style:style style:name="Tabelle2.A1" style:family="table-cell">
          <style:table-cell-properties fo:padding="0.097cm" fo:border-left="none" fo:border-right="none" fo:border-top="none" fo:border-bottom="1pt dotted #000000"/>
        </style:style>
        <style:style style:name="Tabelle2.B1" style:family="table-cell">
          <style:table-cell-properties fo:padding="0.097cm" fo:border="none"/>
        </style:style>
        <style:style style:name="P1" style:family="paragraph" style:parent-style-name="Table_20_Contents">
          <style:text-properties style:font-name="Arial" fo:font-size="8pt" style:font-size-asian="8pt" style:font-size-complex="8pt"/>
        </style:style>
        <style:style style:name="P2" style:family="paragraph" style:parent-style-name="Table_20_Contents">
          <style:text-properties style:font-name="Arial" fo:font-size="8pt" officeooo:rsid="001ece18" officeooo:paragraph-rsid="001ece18" style:font-size-asian="8pt" style:font-size-complex="8pt"/>
        </style:style>
        <style:style style:name="P3" style:family="paragraph" style:parent-style-name="Table_20_Contents">
          <style:paragraph-properties fo:text-align="end" style:justify-single-word="false"/>
          <style:text-properties style:font-name="Arial" fo:font-size="8pt" officeooo:rsid="001ece18" officeooo:paragraph-rsid="001ece18" style:font-size-asian="8pt" style:font-size-complex="8pt"/>
        </style:style>
        <style:style style:name="P4" style:family="paragraph" style:parent-style-name="Table_20_Contents">
          <style:paragraph-properties fo:text-align="start" style:justify-single-word="false"/>
          <style:text-properties style:font-name="Arial" fo:font-size="8pt" officeooo:rsid="001ece18" officeooo:paragraph-rsid="001ece18" style:font-size-asian="8pt" style:font-size-complex="8pt"/>
        </style:style>
        <style:style style:name="P5" style:family="paragraph" style:parent-style-name="Table_20_Contents">
          <style:paragraph-properties fo:text-align="start" style:justify-single-word="false"/>
          <style:text-properties style:font-name="Arial" fo:font-size="8pt" officeooo:rsid="001fea3c" officeooo:paragraph-rsid="001fea3c" style:font-size-asian="8pt" style:font-size-complex="8pt"/>
        </style:style>
        <style:style style:name="P6" style:family="paragraph" style:parent-style-name="Table_20_Contents">
          <style:text-properties style:font-name="Arial" fo:font-size="8pt" officeooo:rsid="0013c612" officeooo:paragraph-rsid="0013c612" style:font-size-asian="8pt" style:font-size-complex="8pt"/>
        </style:style>
        <style:style style:name="P7" style:family="paragraph" style:parent-style-name="Table_20_Contents">
          <style:text-properties style:font-name="Arial" fo:font-size="8pt" officeooo:rsid="002ab151" officeooo:paragraph-rsid="002ab151" style:font-size-asian="8pt" style:font-size-complex="8pt"/>
        </style:style>
        <style:style style:name="P8" style:family="paragraph" style:parent-style-name="Table_20_Contents">
          <style:text-properties style:font-name="Arial" fo:font-size="8pt" officeooo:rsid="002c2d13" officeooo:paragraph-rsid="002c2d13" style:font-size-asian="8pt" style:font-size-complex="8pt"/>
        </style:style>
        <style:style style:name="P9" style:family="paragraph" style:parent-style-name="Table_20_Contents">
          <style:text-properties style:font-name="Arial" fo:font-size="8pt" fo:font-weight="bold" style:font-size-asian="8pt" style:font-weight-asian="bold" style:font-size-complex="8pt" style:font-weight-complex="bold"/>
        </style:style>
        <style:style style:name="P10" style:family="paragraph" style:parent-style-name="Table_20_Contents">
    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    </style:style>
        <style:style style:name="P11" style:family="paragraph" style:parent-style-name="Table_20_Contents">
          <style:paragraph-properties fo:text-align="end" style:justify-single-word="false"/>
    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    </style:style>
        <style:style style:name="P12" style:family="paragraph" style:parent-style-name="Table_20_Contents">
          <style:text-properties style:font-name="Arial" fo:font-size="8pt" fo:font-weight="bold" officeooo:rsid="001fea3c" officeooo:paragraph-rsid="001fea3c" style:font-size-asian="8pt" style:font-weight-asian="bold" style:font-size-complex="8pt" style:font-weight-complex="bold"/>
        </style:style>
        <style:style style:name="P13" style:family="paragraph" style:parent-style-name="Table_20_Contents">
          <style:text-properties style:font-name="Arial" fo:font-size="8pt" fo:font-weight="bold" officeooo:rsid="0021faff" officeooo:paragraph-rsid="0021faff" style:font-size-asian="8pt" style:font-weight-asian="bold" style:font-size-complex="8pt" style:font-weight-complex="bold"/>
        </style:style>
        <style:style style:name="P14" style:family="paragraph" style:parent-style-name="Table_20_Contents">
          <style:paragraph-properties fo:margin-top="0.106cm" fo:margin-bottom="0cm" loext:contextual-spacing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13c612" officeooo:paragraph-rsid="002ab151" style:font-size-asian="8pt" style:font-size-complex="8pt"/>
        </style:style>
        <style:style style:name="P15" style:family="paragraph" style:parent-style-name="Header">
          <style:paragraph-properties fo:text-align="start" style:justify-single-word="false"/>
          <style:text-properties style:font-name="Arial" officeooo:rsid="00220045" officeooo:paragraph-rsid="00220045"/>
        </style:style>
        <style:style style:name="P16" style:family="paragraph" style:parent-style-name="Header">
          <style:paragraph-properties fo:text-align="start" style:justify-single-word="false"/>
          <style:text-properties style:font-name="Arial" fo:font-size="8pt" officeooo:rsid="00220045" officeooo:paragraph-rsid="00220045" style:font-size-asian="8pt" style:font-size-complex="8pt"/>
        </style:style>
        <style:style style:name="P17" style:family="paragraph" style:parent-style-name="Standard">
          <style:text-properties style:font-name="Arial" fo:font-size="14pt" officeooo:rsid="001ece18" officeooo:paragraph-rsid="001ece18" style:font-size-asian="12.25pt" style:font-size-complex="14pt"/>
        </style:style>
        <style:style style:name="P18" style:family="paragraph" style:parent-style-name="Standard">
          <style:text-properties style:font-name="Arial" fo:font-size="12pt" officeooo:rsid="001ece18" officeooo:paragraph-rsid="001ece18" style:font-size-asian="12pt" style:font-size-complex="12pt"/>
        </style:style>
        <style:style style:name="P19" style:family="paragraph" style:parent-style-name="Standard">
          <style:text-properties style:font-name="Arial" fo:font-size="8pt" officeooo:rsid="001ece18" officeooo:paragraph-rsid="001ece18" style:font-size-asian="8pt" style:font-size-complex="8pt"/>
        </style:style>
        <style:style style:name="P20" style:family="paragraph" style:parent-style-name="Standard">
          <style:text-properties style:font-name="Arial" fo:font-size="8pt" officeooo:rsid="001ece18" officeooo:paragraph-rsid="0021faff" style:font-size-asian="8pt" style:font-size-complex="8pt"/>
        </style:style>
        <style:style style:name="P21" style:family="paragraph" style:parent-style-name="Standard">
    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    </style:style>
        <style:style style:name="P22" style:family="paragraph" style:parent-style-name="Standard">
          <style:text-properties style:font-name="Arial" fo:font-size="8pt" fo:language="en" fo:country="US" officeooo:rsid="001ece18" officeooo:paragraph-rsid="0021faff" style:font-size-asian="8pt" style:font-size-complex="8pt"/>
        </style:style>
        <style:style style:name="P23" style:family="paragraph" style:parent-style-name="Standard">
          <style:text-properties style:font-name="Arial" fo:font-size="8pt" fo:language="en" fo:country="US" officeooo:rsid="001ece18" officeooo:paragraph-rsid="001ece18" style:font-size-asian="8pt" style:font-size-complex="8pt"/>
        </style:style>
        <style:style style:name="P24" style:family="paragraph" style:parent-style-name="Standard">
          <style:paragraph-properties fo:text-align="center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officeooo:rsid="001ece18" officeooo:paragraph-rsid="0021faff" style:font-size-asian="8pt" style:font-size-complex="8pt"/>
        </style:style>
        <style:style style:name="P25" style:family="paragraph" style:parent-style-name="Standard">
          <style:text-properties style:font-name="Arial" fo:font-size="10pt" fo:font-weight="bold" officeooo:rsid="001ece18" officeooo:paragraph-rsid="00220045" style:font-size-asian="10pt" style:font-weight-asian="bold" style:font-size-complex="10pt" style:font-weight-complex="bold"/>
        </style:style>
        <style:style style:name="P26" style:family="paragraph" style:parent-style-name="Standard">
          <style:paragraph-properties fo:margin-top="0.106cm" fo:margin-bottom="0cm" loext:contextual-spacing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1ece18" officeooo:paragraph-rsid="0021faff" style:font-size-asian="8pt" style:font-size-complex="8pt"/>
        </style:style>
        <style:style style:name="P27" style:family="paragraph" style:parent-style-name="Standard">
          <style:paragraph-properties fo:margin-top="0.106cm" fo:margin-bottom="0cm" loext:contextual-spacing="false" fo:text-align="end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1ece18" officeooo:paragraph-rsid="0021faff" style:font-size-asian="8pt" style:font-size-complex="8pt"/>
        </style:style>
        <style:style style:name="P28" style:family="paragraph" style:parent-style-name="Standard">
          <style:paragraph-properties fo:margin-top="0.106cm" fo:margin-bottom="0cm" loext:contextual-spacing="false" fo:text-align="end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2ab151" officeooo:paragraph-rsid="002ab151" style:font-size-asian="8pt" style:font-size-complex="8pt"/>
        </style:style>
        <style:style style:name="P29" style:family="paragraph" style:parent-style-name="Standard">
          <style:paragraph-properties fo:margin-top="0.106cm" fo:margin-bottom="0cm" loext:contextual-spacing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officeooo:rsid="001ece18" officeooo:paragraph-rsid="0021faff" style:font-size-asian="8pt" style:font-size-complex="8pt"/>
        </style:style>
        <style:style style:name="P30" style:family="paragraph" style:parent-style-name="Standard">
          <style:paragraph-properties fo:margin-top="0.106cm" fo:margin-bottom="0cm" loext:contextual-spacing="false" fo:text-align="end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officeooo:rsid="001ece18" officeooo:paragraph-rsid="0021faff" style:font-size-asian="8pt" style:font-size-complex="8pt"/>
        </style:style>
        <style:style style:name="P31" style:family="paragraph" style:parent-style-name="Standard" style:master-page-name="">
          <loext:graphic-properties draw:fill="none"/>
          <style:paragraph-properties fo:margin-left="0.3cm" fo:margin-right="8.999cm" fo:text-indent="0cm" style:auto-text-indent="false" style:page-number="auto"/>
          <style:text-properties style:font-name="Arial" fo:font-size="12pt" officeooo:rsid="001ece18" officeooo:paragraph-rsid="001ece18" style:font-size-asian="12pt" style:font-size-complex="12pt"/>
        </style:style>
        <style:style style:name="P32" style:family="paragraph" style:parent-style-name="Standard">
          <loext:graphic-properties draw:fill="none"/>
          <style:paragraph-properties fo:margin-left="0.3cm" fo:margin-right="8.999cm" fo:text-indent="0cm" style:auto-text-indent="false"/>
          <style:text-properties style:font-name="Arial" fo:font-size="12pt" officeooo:rsid="001ece18" officeooo:paragraph-rsid="001ece18" style:font-size-asian="12pt" style:font-size-complex="12pt"/>
        </style:style>
        <style:style style:name="P33" style:family="paragraph" style:parent-style-name="Standard">
          <loext:graphic-properties draw:fill="none"/>
          <style:paragraph-properties fo:margin-left="0.3cm" fo:margin-right="8.999cm" fo:text-indent="0cm" style:auto-text-indent="false"/>
          <style:text-properties style:font-name="Arial" fo:font-size="14pt" officeooo:rsid="001ece18" officeooo:paragraph-rsid="001ece18" style:font-size-asian="12.25pt" style:font-size-complex="14pt"/>
        </style:style>
        <style:style style:name="P34" style:family="paragraph" style:parent-style-name="Standard">
          <loext:graphic-properties draw:fill="none"/>
          <style:paragraph-properties fo:margin-left="0.3cm" fo:margin-right="8.999cm" fo:text-indent="0cm" style:auto-text-indent="false"/>
          <style:text-properties style:font-name="Arial" fo:font-size="7pt" officeooo:rsid="001ece18" officeooo:paragraph-rsid="001ece18" style:font-size-asian="7pt" style:font-size-complex="7pt"/>
        </style:style>
        <style:style style:name="P35" style:family="paragraph">
          <loext:graphic-properties draw:fill-color="#b2b2b2"/>
          <style:paragraph-properties fo:text-align="center"/>
        </style:style>
        <style:style style:name="T1" style:family="text">
          <style:text-properties officeooo:rsid="001f0457"/>
        </style:style>
        <style:style style:name="T2" style:family="text">
          <style:text-properties officeooo:rsid="001fb2b6"/>
        </style:style>
        <style:style style:name="T3" style:family="text">
          <style:text-properties officeooo:rsid="001fea3c"/>
        </style:style>
        <style:style style:name="T4" style:family="text">
          <style:text-properties fo:language="en" fo:country="US"/>
        </style:style>
        <style:style style:name="T5" style:family="text">
          <style:text-properties officeooo:rsid="00220045"/>
        </style:style>
        <style:style style:name="T6" style:family="text">
          <style:text-properties officeooo:rsid="0023d767"/>
        </style:style>
        <style:style style:name="fr1" style:family="graphic" style:parent-style-name="Graphics">
    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2" style:family="graphic" style:parent-style-name="Graphics">
          <style:graphic-properties style:run-through="foreground" style:wrap="run-through" style:number-wrapped-paragraphs="no-limit" style:vertical-pos="from-top" style:vertical-rel="paragraph" style:horizontal-pos="from-left" style:horizontal-rel="char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gr1" style:family="graphic">
          <style:graphic-properties svg:stroke-color="#b2b2b2" draw:fill-color="#b2b2b2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/>
        </style:style>
      </office:automatic-styles>
      <office:body>
        <xsl:apply-templates select="lehrauftrag"/>
      </office:body>
    </office:document-content>
  </xsl:template>
  <xsl:template match="lehrauftrag">
    <office:tex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1" draw:text-style-name="P35" svg:x1="1.199cm" svg:y1="9.601cm" svg:x2="0.7cm" svg:y2="9.601cm">
        <text:p/>
      </draw:line>
      <draw:line text:anchor-type="page" text:anchor-page-number="1" draw:z-index="2" draw:style-name="gr1" draw:text-style-name="P35" svg:x1="1.199cm" svg:y1="14.101cm" svg:x2="0.7cm" svg:y2="14.101cm">
        <text:p/>
      </draw:line>
      <text:p text:style-name="P31"/>
      <text:p text:style-name="P32"/>
      <text:p text:style-name="P32"><xsl:value-of select="mitarbeiter/name_gesamt"/></text:p>
      <text:p text:style-name="P32"><xsl:value-of select="mitarbeiter/anschrift"/></text:p>
      <text:p text:style-name="P32"><xsl:value-of select="mitarbeiter/plz"/> <xsl:value-of select="mitarbeiter/ort"/></text:p>
      <xsl:if test="string-length(mitarbeiter/zuhanden)!=0">
        <text:p text:style-name="P32"><xsl:value-of select="mitarbeiter/zuhanden"/></text:p>
      </xsl:if>
      <text:p text:style-name="P33"/>
      <text:p text:style-name="P34">Abs.: <text:s/>Fachhochschule Technikum Wien, Höchstädtplatz 6, A-1200 Wien </text:p>
      <text:p text:style-name="P33"/>
      <text:p text:style-name="P17"/>
      <text:p text:style-name="P17"/>
      <text:p text:style-name="P25">Lehrauftrag <xsl:value-of select="studiengang_typ"/>-Studiengang <xsl:value-of select="studiengang_bezeichnung"/> <xsl:value-of select="studiensemester_kurzbz"/></text:p>
      <text:p text:style-name="P19"/>
      <text:p text:style-name="P21"><xsl:value-of select="mitarbeiter/name_gesamt"/></text:p>
      <text:p text:style-name="P19">SV.Nr.: <xsl:value-of select="mitarbeiter/svnr"/></text:p>
      <text:p text:style-name="P19">Personalnummer: <xsl:value-of select="mitarbeiter/personalnummer"/></text:p>
      <text:p text:style-name="P19"/>
      <text:p text:style-name="P19"/>
      <text:p text:style-name="P19">Wir beauftragen Sie, im <xsl:value-of select="studiensemester"/> folgende Lehrveranstaltungen abzuhalten: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2">ID</text:p>
          </table:table-cell>
          <table:table-cell table:style-name="Tabelle1.A1" office:value-type="string">
            <text:p text:style-name="P10">Lehrveranstaltung</text:p>
          </table:table-cell>
          <table:table-cell table:style-name="Tabelle1.A1" office:value-type="string">
            <text:p text:style-name="P10">Institut</text:p>
          </table:table-cell>
          <table:table-cell table:style-name="Tabelle1.A1" office:value-type="string">
            <text:p text:style-name="P10">Gruppe<text:span text:style-name="T2">(n)</text:span>
						</text:p>
          </table:table-cell>
          <table:table-cell table:style-name="Tabelle1.A1" office:value-type="string">
            <text:p text:style-name="P13">Std.</text:p>
          </table:table-cell>
          <table:table-cell table:style-name="Tabelle1.A1" office:value-type="string">
            <text:p text:style-name="P10">Satz</text:p>
          </table:table-cell>
          <table:table-cell table:style-name="Tabelle1.G1" office:value-type="string">
            <text:p text:style-name="P10">Brutto</text:p>
          </table:table-cell>
        </table:table-row>
        <xsl:apply-templates select="lehreinheit"/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1">Summe:</text:p>
          </table:table-cell>
          <table:table-cell table:style-name="Tabelle1.A2" office:value-type="string">
            <text:p text:style-name="P11"><xsl:value-of select="gesamtstunden"/></text:p>
          </table:table-cell>
          <table:table-cell table:style-name="Tabelle1.A2" office:value-type="string">
            <text:p text:style-name="P9"/>
          </table:table-cell>
          <table:table-cell table:style-name="Tabelle1.G2" office:value-type="string">
            <text:p text:style-name="P11">€ <xsl:value-of select="gesamtbetrag"/></text:p>
          </table:table-cell>
        </table:table-row>
      </table:table>
      <text:p text:style-name="P19"/>
      <text:p text:style-name="P19">Die angeführten Stundensätze sind Bruttobeträge, von denen gegebenenfalls die DienstnehmerInnenanteile für Steuern und Sozialversicherung abgezogen werden. Die angeführte Stundenzahl ist die maximal vorgesehene; abgerechnet werden jedoch nur die tatsächlich gehaltenen Stunden laut Anwesenheitslisten. Außerdem besteht die Verpflichtung zur Teilnahme an Lektor<text:span text:style-name="T1">Inn</text:span>enkonferenzen.</text:p>
      <text:p text:style-name="P23"/>
      <text:p text:style-name="P22">
				<text:s/>
				<draw:frame draw:style-name="fr2" draw:name="graphics4" text:anchor-type="char" svg:x="6.301cm" svg:y="0.15cm" svg:width="2.2cm" svg:height="2.2cm" draw:z-index="3">
					<draw:image xlink:href="Pictures/100002010000015A0000015A8CD841D1.png" xlink:type="simple" xlink:show="embed" xlink:actuate="onLoad"/>
				</draw:frame>
			</text:p>
      <text:p text:style-name="P2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Wien, am <xsl:value-of select="datum"/></text:p>
          </table:table-cell>
          <table:table-cell table:style-name="Tabelle2.B1" office:value-type="string">
            <text:p text:style-name="P7"/>
          </table:table-cell>
          <table:table-cell table:style-name="Tabelle2.A1" office:value-type="string">
            <text:p text:style-name="P1"/>
          </table:table-cell>
        </table:table-row>
        <table:table-row>
          <table:table-cell table:style-name="Tabelle2.B1" office:value-type="string">
            <text:p text:style-name="P7">Ort, Datum</text:p>
          </table:table-cell>
          <table:table-cell table:style-name="Tabelle2.B1" office:value-type="string">
            <text:p text:style-name="P7"/>
          </table:table-cell>
          <table:table-cell table:style-name="Tabelle2.B1" office:value-type="string">
            <text:p text:style-name="P8"><xsl:value-of select="studiengangsleiter"/></text:p>
            <text:p text:style-name="P7">Studiengangsleitung</text:p>
          </table:table-cell>
        </table:table-row>
      </table:table>
      <text:p text:style-name="P20"/>
    </office:text>
  </xsl:template>
  <xsl:template match="lehreinheit">
    <table:table-row>
      <table:table-cell table:style-name="Tabelle1.A2" office:value-type="string">
        <text:p text:style-name="P2"><xsl:value-of select="lehreinheit_id"/></text:p>
      </table:table-cell>
      <table:table-cell table:style-name="Tabelle1.A2" office:value-type="string">
        <text:p text:style-name="P2"><xsl:value-of select="lehrveranstaltung"/></text:p>
      </table:table-cell>
      <table:table-cell table:style-name="Tabelle1.A2" office:value-type="string">
        <text:p text:style-name="P2">
				<xsl:choose>
					<xsl:when test="string-length(fachbereich)&gt;28">
						<xsl:value-of select="substring(fachbereich,0,25)"/><xsl:text>...</xsl:text>
					</xsl:when>
					<xsl:otherwise>
						<xsl:value-of select="fachbereich"/>
					</xsl:otherwise>
				</xsl:choose>
			</text:p>
      </table:table-cell>
      <table:table-cell table:style-name="Tabelle1.A2" office:value-type="string">
        <xsl:apply-templates select="gruppen_getrennt"/>
      </table:table-cell>
      <table:table-cell table:style-name="Tabelle1.A2" office:value-type="string">
        <text:p text:style-name="P3"><xsl:value-of select="stunden"/></text:p>
      </table:table-cell>
      <table:table-cell table:style-name="Tabelle1.A2" office:value-type="string">
        <text:p text:style-name="P2"><xsl:value-of select="satz"/></text:p>
      </table:table-cell>
      <table:table-cell table:style-name="Tabelle1.G2" office:value-type="string">
        <text:p text:style-name="P3">€ <xsl:value-of select="brutto"/></text:p>
      </table:table-cell>
    </table:table-row>
  </xsl:template>
  <xsl:template match="gruppen_getrennt">
    <text:p text:style-name="P5"><xsl:value-of select="einzelgruppe"/></text:p>
  </xsl:template>
</xsl:styleshee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kt_20_mit_20_Pfeilspitze" style:display-name="Objekt mit Pfeilspitze" style:family="paragraph" style:parent-style-name="Standard" style:default-outline-level=""/>
    <style:style style:name="Objekt_20_mit_20_Schatten" style:display-name="Objekt mit Schatten" style:family="paragraph" style:parent-style-name="Standard" style:default-outline-level=""/>
    <style:style style:name="Objekt_20_ohne_20_Füllung" style:display-name="Objekt ohne Füllung" style:family="paragraph" style:parent-style-name="Standard" style:default-outline-level=""/>
    <style:style style:name="Objekt_20_ohne_20_Füllung_20_und_20_Linie" style:display-name="Objekt ohne Füllung und Linie" style:family="paragraph" style:parent-style-name="Standard" style:default-outline-level=""/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Überschrift1" style:family="paragraph" style:parent-style-name="Standard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Überschrift2" style:family="paragraph" style:parent-style-name="Standard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aßlinie" style:family="paragraph" style:parent-style-name="Standard" style:default-outline-level="">
      <style:text-properties fo:font-size="12pt" style:font-size-asian="12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de" style:country-asian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fo:language="de" fo:country="AT" style:letter-kerning="true" style:font-name-asian="0" style:font-family-asian="0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text-align="start" style:justify-single-word="false" fo:orphans="2" fo:widows="2" style:writing-mode="lr-tb">
        <style:tab-stops>
          <style:tab-stop style:position="9.502cm"/>
          <style:tab-stop style:position="16.002cm" style:type="right"/>
        </style:tab-stops>
      </style:paragraph-properties>
      <style:text-properties style:font-name="Arial1" fo:font-family="Arial" style:font-family-generic="roman" style:font-pitch="variable" fo:font-size="12pt" fo:language="de" fo:country="DE" style:font-name-asian="Arial2" style:font-family-asian="Arial" style:font-family-generic-asian="system" style:font-pitch-asian="variable" style:font-size-asian="12pt" style:language-asian="de" style:country-asian="DE"/>
    </style:style>
    <style:style style:name="Table_20_Heading" style:display-name="Table Heading" style:family="paragraph" style:parent-style-name="Table_20_Contents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de" style:country-asian="DE"/>
    </style:style>
    <style:style style:name="Fußzeile_20_Zchn" style:display-name="Fußzeile Zchn" style:family="text"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de" style:country-asian="DE"/>
    </style:style>
    <style:style style:name="Kopfzeile_20_Zchn" style:display-name="Kopfzeile Zchn" style:family="text"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de" style:country-asian="D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officeooo:rsid="00220045" officeooo:paragraph-rsid="00220045"/>
    </style:style>
    <style:style style:name="MP2" style:family="paragraph" style:parent-style-name="Header">
      <style:paragraph-properties fo:text-align="start" style:justify-single-word="false"/>
      <style:text-properties style:font-name="Arial" fo:font-size="8pt" officeooo:rsid="00220045" officeooo:paragraph-rsid="00220045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achhochschule Technikum Wien <draw:frame draw:style-name="Mfr1" draw:name="Bild 1" text:anchor-type="char" svg:x="13.259cm" svg:y="-0.24cm" svg:width="4.193cm" svg:height="2.17cm" draw:z-index="0">
						<draw:image xlink:href="Pictures/10000201000000FD0000008209020D9B.png" xlink:type="simple" xlink:show="embed" xlink:actuate="onLoad"/>
					</draw:frame>
				</text:p>
        <text:p text:style-name="MP1">Höchstädtplatz 6</text:p>
        <text:p text:style-name="MP1">1200 Wien</text:p>
        <text:p text:style-name="MP2">ZVR-Nr.:074476426, DVR-Nr.: 09283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3:06.505000000</meta:creation-date>
    <dc:date>2016-01-26T19:44:37.903000000</dc:date>
    <meta:editing-duration>PT45M54S</meta:editing-duration>
    <meta:editing-cycles>11</meta:editing-cycles>
    <meta:generator>LibreOffice/4.4.5.2$Windows_x86 LibreOffice_project/a22f674fd25a3b6f45bdebf25400ed2adff0ff99</meta:generator>
    <meta:print-date>2016-01-26T19:42:34.619000000</meta:print-date>
    <meta:document-statistic meta:table-count="2" meta:image-count="2" meta:object-count="0" meta:page-count="1" meta:paragraph-count="44" meta:word-count="155" meta:character-count="1235" meta:non-whitespace-character-count="1117"/>
  </office:meta>
</office:document-meta>
</file>